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9a8a" officeooo:paragraph-rsid="00019a8a" style:font-weight-asian="bold" style:font-weight-complex="bold"/>
    </style:style>
    <style:style style:name="P2" style:family="paragraph" style:parent-style-name="Standard" style:list-style-name="L1">
      <style:text-properties fo:font-weight="bold" officeooo:rsid="00019a8a" officeooo:paragraph-rsid="00019a8a" style:font-weight-asian="bold" style:font-weight-complex="bold"/>
    </style:style>
    <style:style style:name="P3" style:family="paragraph" style:parent-style-name="Standard" style:list-style-name="L1">
      <style:text-properties fo:font-weight="bold" officeooo:rsid="0002fba8" officeooo:paragraph-rsid="0002fba8" style:font-weight-asian="bold" style:font-weight-complex="bold"/>
    </style:style>
    <style:style style:name="P4" style:family="paragraph" style:parent-style-name="Standard" style:list-style-name="L1">
      <style:text-properties fo:font-weight="bold" officeooo:rsid="000384df" officeooo:paragraph-rsid="000384df" style:font-weight-asian="bold" style:font-weight-complex="bold"/>
    </style:style>
    <style:style style:name="P5" style:family="paragraph" style:parent-style-name="Standard" style:list-style-name="L1">
      <style:text-properties fo:font-weight="bold" officeooo:rsid="0004626e" officeooo:paragraph-rsid="0004626e" style:font-weight-asian="bold" style:font-weight-complex="bold"/>
    </style:style>
    <style:style style:name="P6" style:family="paragraph" style:parent-style-name="Standard" style:list-style-name="L1">
      <style:text-properties fo:font-weight="bold" officeooo:rsid="0005fafd" officeooo:paragraph-rsid="0005fafd" style:font-weight-asian="bold" style:font-weight-complex="bold"/>
    </style:style>
    <style:style style:name="P7" style:family="paragraph" style:parent-style-name="Standard" style:list-style-name="L1">
      <style:text-properties fo:font-weight="bold" officeooo:rsid="0009fb51" officeooo:paragraph-rsid="0009fb51" style:font-weight-asian="bold" style:font-weight-complex="bold"/>
    </style:style>
    <style:style style:name="P8" style:family="paragraph" style:parent-style-name="Standard" style:list-style-name="L1">
      <style:text-properties fo:font-weight="bold" officeooo:rsid="000b6da0" officeooo:paragraph-rsid="000b6da0" style:font-weight-asian="bold" style:font-weight-complex="bold"/>
    </style:style>
    <style:style style:name="P9" style:family="paragraph" style:parent-style-name="Standard" style:list-style-name="L1">
      <style:text-properties fo:font-weight="bold" officeooo:rsid="000d3585" officeooo:paragraph-rsid="000d3585" style:font-weight-asian="bold" style:font-weight-complex="bold"/>
    </style:style>
    <style:style style:name="P10" style:family="paragraph" style:parent-style-name="Standard" style:list-style-name="L1">
      <style:text-properties fo:font-weight="bold" officeooo:rsid="000e3c9a" officeooo:paragraph-rsid="000e3c9a" style:font-weight-asian="bold" style:font-weight-complex="bold"/>
    </style:style>
    <style:style style:name="P11" style:family="paragraph" style:parent-style-name="Standard" style:list-style-name="L1">
      <style:text-properties fo:font-weight="bold" officeooo:rsid="000f6310" officeooo:paragraph-rsid="000f6310" style:font-weight-asian="bold" style:font-weight-complex="bold"/>
    </style:style>
    <style:style style:name="P12" style:family="paragraph" style:parent-style-name="Standard" style:list-style-name="L1">
      <style:text-properties fo:font-weight="bold" officeooo:rsid="00110246" officeooo:paragraph-rsid="00110246" style:font-weight-asian="bold" style:font-weight-complex="bold"/>
    </style:style>
    <style:style style:name="P13" style:family="paragraph" style:parent-style-name="Standard" style:list-style-name="L1">
      <style:text-properties fo:font-weight="bold" officeooo:rsid="001254bc" officeooo:paragraph-rsid="001254bc" style:font-weight-asian="bold" style:font-weight-complex="bold"/>
    </style:style>
    <style:style style:name="P14" style:family="paragraph" style:parent-style-name="Standard" style:list-style-name="L1">
      <style:text-properties fo:font-weight="bold" officeooo:rsid="00134b01" officeooo:paragraph-rsid="00134b01" style:font-weight-asian="bold" style:font-weight-complex="bold"/>
    </style:style>
    <style:style style:name="P15" style:family="paragraph" style:parent-style-name="Standard" style:list-style-name="L1">
      <style:text-properties fo:font-weight="bold" officeooo:rsid="001532a2" officeooo:paragraph-rsid="001532a2" style:font-weight-asian="bold" style:font-weight-complex="bold"/>
    </style:style>
    <style:style style:name="P16" style:family="paragraph" style:parent-style-name="Standard" style:list-style-name="L1">
      <style:text-properties fo:font-weight="bold" officeooo:rsid="0015a439" officeooo:paragraph-rsid="0015a439" style:font-weight-asian="bold" style:font-weight-complex="bold"/>
    </style:style>
    <style:style style:name="P17" style:family="paragraph" style:parent-style-name="Standard" style:list-style-name="L1">
      <style:text-properties fo:font-weight="bold" officeooo:rsid="00190fa1" officeooo:paragraph-rsid="00190fa1" style:font-weight-asian="bold" style:font-weight-complex="bold"/>
    </style:style>
    <style:style style:name="P18" style:family="paragraph" style:parent-style-name="Standard" style:list-style-name="L1">
      <style:text-properties fo:font-weight="bold" officeooo:rsid="001cc568" officeooo:paragraph-rsid="001cc568" style:font-weight-asian="bold" style:font-weight-complex="bold"/>
    </style:style>
    <style:style style:name="P19" style:family="paragraph" style:parent-style-name="Standard" style:list-style-name="L1">
      <style:text-properties fo:font-weight="bold" officeooo:rsid="001d0cbd" officeooo:paragraph-rsid="001d0cbd" style:font-weight-asian="bold" style:font-weight-complex="bold"/>
    </style:style>
    <style:style style:name="P20" style:family="paragraph" style:parent-style-name="Standard" style:list-style-name="L1">
      <style:text-properties fo:font-weight="bold" officeooo:rsid="001d1e2a" officeooo:paragraph-rsid="001d1e2a" style:font-weight-asian="bold" style:font-weight-complex="bold"/>
    </style:style>
    <style:style style:name="P21" style:family="paragraph" style:parent-style-name="Standard" style:list-style-name="L1">
      <style:text-properties fo:font-weight="bold" officeooo:rsid="001ed8ee" officeooo:paragraph-rsid="001ed8ee" style:font-weight-asian="bold" style:font-weight-complex="bold"/>
    </style:style>
    <style:style style:name="P22" style:family="paragraph" style:parent-style-name="Standard" style:list-style-name="L1">
      <style:text-properties fo:font-weight="bold" officeooo:rsid="0020c9cd" officeooo:paragraph-rsid="0020c9cd" style:font-weight-asian="bold" style:font-weight-complex="bold"/>
    </style:style>
    <style:style style:name="P23" style:family="paragraph" style:parent-style-name="Standard" style:list-style-name="L1">
      <style:text-properties fo:font-weight="bold" officeooo:rsid="002108d5" officeooo:paragraph-rsid="002108d5" style:font-weight-asian="bold" style:font-weight-complex="bold"/>
    </style:style>
    <style:style style:name="P24" style:family="paragraph" style:parent-style-name="Standard" style:list-style-name="L1">
      <style:text-properties fo:font-weight="bold" officeooo:rsid="0022e6ee" officeooo:paragraph-rsid="0022e6e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bb51" style:font-weight-asian="normal" style:font-weight-complex="normal"/>
    </style:style>
    <style:style style:name="T3" style:family="text">
      <style:text-properties fo:font-weight="normal" officeooo:rsid="000a95bb" style:font-weight-asian="normal" style:font-weight-complex="normal"/>
    </style:style>
    <style:style style:name="T4" style:family="text">
      <style:text-properties officeooo:rsid="0002fba8"/>
    </style:style>
    <style:style style:name="T5" style:family="text">
      <style:text-properties officeooo:rsid="0007bb51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b0954" style:font-style-asian="normal" style:font-style-complex="normal"/>
    </style:style>
    <style:style style:name="T9" style:family="text">
      <style:text-properties fo:font-style="normal" officeooo:rsid="0023786c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69657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71ac5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90fa1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a6f7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b095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1f6c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3786c" style:font-style-asian="normal" style:font-weight-asian="normal" style:font-style-complex="normal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RCOSUL<text:span text:style-name="T1">:</text:span></text:p>
      <text:list xml:id="list656192012" text:style-name="L1">
        <text:list-item>
          <text:p text:style-name="P2">Trata<text:span text:style-name="T4">d</text:span>o de Assunção<text:span text:style-name="T1"> → constituiu o bloco;</text:span></text:p>
        </text:list-item>
        <text:list-item>
          <text:p text:style-name="P3"><text:span text:style-name="T1">Tratado de Assunção foi motivado por aspectos econômico-comerciais;</text:span></text:p>
        </text:list-item>
        <text:list-item>
          <text:p text:style-name="P7"><text:span text:style-name="T1">Tratado de Assunção → qualquer membro da ALADI pode aderir ao MERCOSUL;</text:span></text:p>
        </text:list-item>
        <text:list-item>
          <text:p text:style-name="P12"><text:span text:style-name="T1">objetiva </text:span>mercado comum<text:span text:style-name="T1">, mas atualmente é </text:span><text:span text:style-name="T18">união aduaneira imperfeita</text:span><text:span text:style-name="T19">;</text:span></text:p>
        </text:list-item>
        <text:list-item>
          <text:p text:style-name="P4"><text:span text:style-name="T1">2006 → protocolo de adesão da VE, mas PY não ratificou;</text:span></text:p>
        </text:list-item>
        <text:list-item>
          <text:p text:style-name="P5"><text:span text:style-name="T1">2012 → Fernando Lugo foi destituído do PY, Protocolo de Ushuaia suspendeu o PY, VE aderiu;</text:span></text:p>
        </text:list-item>
        <text:list-item>
          <text:p text:style-name="P5"><text:span text:style-name="T1">2014 → PY voltou ao bloco;</text:span></text:p>
        </text:list-item>
        <text:list-item>
          <text:p text:style-name="P5"><text:span text:style-name="T1">2016 → VE suspensa, por não cumprir obrigações de adesão;</text:span></text:p>
        </text:list-item>
        <text:list-item>
          <text:p text:style-name="P5"><text:span text:style-name="T1">2017 → Protocolo de Ushuaia invocado para suspender VE por ruptura da ordem democrática;</text:span></text:p>
        </text:list-item>
        <text:list-item>
          <text:p text:style-name="P5"><text:span text:style-name="T1">categorias de membros:</text:span></text:p>
          <text:list>
            <text:list-item>
              <text:p text:style-name="P5">efetivos<text:span text:style-name="T1"> → AR, BR, UR, PY;</text:span></text:p>
            </text:list-item>
            <text:list-item>
              <text:p text:style-name="P5">efetivo suspenso<text:span text:style-name="T1"> → VE;</text:span></text:p>
            </text:list-item>
            <text:list-item>
              <text:p text:style-name="P5">associados<text:span text:style-name="T1"> → </text:span><text:span text:style-name="T3">BO, </text:span><text:span text:style-name="T1">CL, EC, PE, CO, Guiana, Suriname;</text:span></text:p>
            </text:list-item>
            <text:list-item>
              <text:p text:style-name="P5">em adesão<text:span text:style-name="T1"> → BO;</text:span></text:p>
            </text:list-item>
          </text:list>
        </text:list-item>
        <text:list-item>
          <text:p text:style-name="P6"><text:span text:style-name="T1">associados participam das reuniões, mas </text:span>sem<text:span text:style-name="T1"> direito a voto, </text:span><text:span text:style-name="T5">não</text:span><text:span text:style-name="T2"> usam a TEC, </text:span><text:span text:style-name="T5">nem</text:span><text:span text:style-name="T2"> se vinculam às normas emanadas dos órgãos decisórios do bloco;</text:span></text:p>
        </text:list-item>
        <text:list-item>
          <text:p text:style-name="P8"><text:span text:style-name="T2">m</text:span><text:span text:style-name="T1">embros podem aplicar medidas </text:span><text:span text:style-name="T6">antidumping</text:span><text:span text:style-name="T10"> e compensatórias uns contra os outros;</text:span></text:p>
        </text:list-item>
        <text:list-item>
          <text:p text:style-name="P9"><text:span text:style-name="T10">Brasil x Argentina → possível aplicar medida de salvaguarda pelo Mecanismo de Adaptação Competitiva (MAC);</text:span></text:p>
        </text:list-item>
        <text:list-item>
          <text:p text:style-name="P10"><text:span text:style-name="T10">ainda </text:span><text:span text:style-name="T7">não há</text:span><text:span text:style-name="T10"> livre circulação de serviços (Protocolo de Montevidéu previu que houvesse até 2015...);</text:span></text:p>
        </text:list-item>
        <text:list-item>
          <text:p text:style-name="P11"><text:span text:style-name="T10">ainda </text:span><text:span text:style-name="T7">não há</text:span><text:span text:style-name="T10"> livre circulação dos fatores de produção (mas há iniciativas como a Declaração Sociolaboral do MERCOSUL e o Acordo Multilateral de Seguridade Social do MERCOSUL);</text:span></text:p>
        </text:list-item>
        <text:list-item>
          <text:p text:style-name="P13"><text:span text:style-name="T10">há sistema </text:span><text:span text:style-name="T7">provisório</text:span><text:span text:style-name="T10"> de solução de controvérsias;</text:span></text:p>
        </text:list-item>
        <text:list-item>
          <text:p text:style-name="P14"><text:span text:style-name="T10">Estrutura institucional </text:span><text:span text:style-name="T7">provisória</text:span><text:span text:style-name="T10"> do MERCOSUL segundo o </text:span><text:span text:style-name="T7">Tratado de Assunção</text:span><text:span text:style-name="T10">:</text:span></text:p>
          <text:list>
            <text:list-item>
              <text:p text:style-name="P14"><text:span text:style-name="T7">Conselho do Mercado Comum (CMC)</text:span><text:span text:style-name="T10">;</text:span></text:p>
            </text:list-item>
            <text:list-item>
              <text:p text:style-name="P14"><text:span text:style-name="T7">Grupo Mercado Comum</text:span><text:span text:style-name="T10">;</text:span></text:p>
            </text:list-item>
          </text:list>
        </text:list-item>
        <text:list-item>
          <text:p text:style-name="P15"><text:span text:style-name="T10">Protocolo de Ouro Preto →</text:span><text:span text:style-name="T17"> estrutura institucional </text:span><text:span text:style-name="T9">definitiva</text:span><text:span text:style-name="T10">:</text:span></text:p>
          <text:list>
            <text:list-item>
              <text:p text:style-name="P15"><text:span text:style-name="T10">conferiu a estrutura institucional personalidade jurídica de direito internacional público;</text:span></text:p>
            </text:list-item>
            <text:list-item>
              <text:p text:style-name="P16"><text:span text:style-name="T10">CMC →</text:span><text:span text:style-name="T11"> pode criar ou extinguir órgãos, novos ou </text:span><text:span text:style-name="T12">mesmo os já </text:span><text:span text:style-name="T11">existentes;</text:span></text:p>
            </text:list-item>
            <text:list-item>
              <text:p text:style-name="P16"><text:span text:style-name="T10">GMC;</text:span></text:p>
            </text:list-item>
            <text:list-item>
              <text:p text:style-name="P16"><text:span text:style-name="T10">Comissão de Comércio do MERCOSUL </text:span><text:span text:style-name="T13">(CCM)</text:span><text:span text:style-name="T10">;</text:span></text:p>
            </text:list-item>
            <text:list-item>
              <text:p text:style-name="P16"><text:span text:style-name="T10">Comissão Parlamentar Conjunta;</text:span></text:p>
            </text:list-item>
            <text:list-item>
              <text:p text:style-name="P16"><text:span text:style-name="T10">Foro Consultivo Econômico-Social;</text:span></text:p>
            </text:list-item>
            <text:list-item>
              <text:p text:style-name="P16"><text:span text:style-name="T10">Secretaria Administrativa do MERCOSUL;</text:span></text:p>
            </text:list-item>
            <text:list-item>
              <text:p text:style-name="P17"><text:span text:style-name="T10">órgãos decisórios → CMC, GMC, CCM →</text:span><text:span text:style-name="T14"> têm natureza intergovernamental </text:span><text:span text:style-name="T15">→ decisões tomadas por </text:span><text:span text:style-name="T8">consenso</text:span><text:span text:style-name="T15">;</text:span></text:p>
            </text:list-item>
          </text:list>
        </text:list-item>
        <text:list-item>
          <text:p text:style-name="P18"><text:span text:style-name="T15">C</text:span><text:span text:style-name="T10">MC:</text:span></text:p>
          <text:list>
            <text:list-item>
              <text:p text:style-name="P18"><text:span text:style-name="T10">condução política;</text:span></text:p>
            </text:list-item>
            <text:list-item>
              <text:p text:style-name="P18"><text:span text:style-name="T10">integrado por Ministros das Relações Exteriores e Ministros da Economia ou equivalentes;</text:span></text:p>
            </text:list-item>
            <text:list-item>
              <text:p text:style-name="P19"><text:span text:style-name="T10">reunião mínima de 1 vez por semestre, com participação dos Presidentes dos Estados-parte (</text:span><text:span text:style-name="T7">Reuniões de Cúpula</text:span><text:span text:style-name="T10">);</text:span></text:p>
            </text:list-item>
            <text:list-item>
              <text:p text:style-name="P20"><text:span text:style-name="T10">decisões são obrigatórias aos Estados-parte;</text:span></text:p>
            </text:list-item>
          </text:list>
        </text:list-item>
        <text:list-item>
          <text:p text:style-name="P21"><text:span text:style-name="T10">GMC:</text:span></text:p>
          <text:list>
            <text:list-item>
              <text:p text:style-name="P21"><text:span text:style-name="T10">órgão executivo;</text:span></text:p>
            </text:list-item>
            <text:list-item>
              <text:p text:style-name="P21"><text:span text:style-name="T10">4 titulares + 4 subalternos por país, sendo obrigatoriamente representantes do MRE, ME e BACEN ou equivalentes;</text:span></text:p>
            </text:list-item>
          </text:list>
        </text:list-item>
        <text:list-item>
          <text:p text:style-name="P22"><text:span text:style-name="T10">CCM:</text:span></text:p>
          <text:list>
            <text:list-item>
              <text:p text:style-name="P22"><text:soft-page-break/><text:span text:style-name="T10">velar pela aplicação dos instrumentos de política comercial comum;</text:span></text:p>
            </text:list-item>
            <text:list-item>
              <text:p text:style-name="P23"><text:span text:style-name="T10">composto por MRE;</text:span></text:p>
            </text:list-item>
            <text:list-item>
              <text:p text:style-name="P23"><text:span text:style-name="T10">possui natureza técnica;</text:span></text:p>
            </text:list-item>
          </text:list>
        </text:list-item>
        <text:list-item>
          <text:p text:style-name="P23"><text:span text:style-name="T10">Parlamento do MERCOSUL </text:span><text:span text:style-name="T16">(Parlasul)</text:span><text:span text:style-name="T10">:</text:span></text:p>
          <text:list>
            <text:list-item>
              <text:p text:style-name="P24"><text:span text:style-name="T10">unicameral;</text:span></text:p>
            </text:list-item>
            <text:list-item>
              <text:p text:style-name="P24"><text:span text:style-name="T10">agilizar os procedimentos internos para a entrada em vigor de normas no âmbito do MERCOSUL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8T21:01:44.508000000</dc:date>
    <meta:editing-duration>PT1H24M31S</meta:editing-duration>
    <meta:editing-cycles>32</meta:editing-cycles>
    <meta:document-statistic meta:table-count="0" meta:image-count="0" meta:object-count="0" meta:page-count="2" meta:paragraph-count="48" meta:word-count="439" meta:character-count="2644" meta:non-whitespace-character-count="2300"/>
  </office:meta>
</office:document-meta>
</file>